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paragraph-rsid="000a2c67"/>
    </style:style>
    <style:style style:name="P4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paragraph-rsid="000ab3e1"/>
    </style:style>
    <style:style style:name="P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T1" style:family="text"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weight="bold" officeooo:rsid="000ab3e1" fo:background-color="#ffff00" loext:char-shading-value="0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0a2c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uardRails </text:p>
      <text:p text:style-name="Standard"/>
      <text:p text:style-name="P1"><text:span text:style-name="Strong_20_Emphasis"><text:span text:style-name="T1">Job Overview And Responsibility</text:span></text:span></text:p>
      <text:p text:style-name="P2"/>
      <text:p text:style-name="P2"/>
      <text:p text:style-name="P3"><text:span text:style-name="T7">automate tasks</text:span> as much as you can <text:span text:style-name="T8">= bash / Go / python scripting</text:span></text:p>
      <text:p text:style-name="P3"><text:s/><text:span text:style-name="T7">infrastructure as code</text:span>. </text:p>
      <text:p text:style-name="P3"><text:s/>optimize CI/CD pipelines to allow code delivery to be as smooth as possible. </text:p>
      <text:p text:style-name="P5"><text:span text:style-name="Strong_20_Emphasis"><text:span text:style-name="T1">Required Skills and Experience</text:span></text:span></text:p>
      <text:p text:style-name="P2"/>
      <text:p text:style-name="P3">You have an extensive experience with <text:span text:style-name="T4">K8s ecosystem</text:span> - </text:p>
      <text:p text:style-name="P3">You have a solid experience with <text:span text:style-name="T7">AWS, GCP</text:span> and other cloud providers -</text:p>
      <text:p text:style-name="P4"><text:s/>You are able to work with <text:span text:style-name="T4">templating engines</text:span> such as <text:span text:style-name="T4">Go template, Jinja2</text:span> </text:p>
      <text:p text:style-name="P4"/>
      <text:p text:style-name="P4"><text:s text:c="2"/>infrastructure as code using <text:span text:style-name="T4">Terraform</text:span></text:p>
      <text:p text:style-name="P4"><text:span text:style-name="T4"/></text:p>
      <text:p text:style-name="P4">- You establish best practices for s<text:span text:style-name="T4">ecurity and roles in AWS</text:span></text:p>
      <text:p text:style-name="P4"><text:span text:style-name="T4"/></text:p>
      <text:p text:style-name="P4"><text:s/><text:span text:style-name="T4">observability (logging, monitoring &amp; alerting)</text:span></text:p>
      <text:p text:style-name="P4"><text:span text:style-name="T4"/></text:p>
      <text:p text:style-name="P4"><text:s/><text:span text:style-name="T4">service mesh architecture </text:span><text:s/><text:span text:style-name="T4">Istio </text:span></text:p>
      <text:p text:style-name="P4"><text:span text:style-name="T4"/></text:p>
      <text:p text:style-name="P4"><text:s/><text:span text:style-name="T4">CI/CD pipelines</text:span> </text:p>
      <text:p text:style-name="P4"/>
      <text:p text:style-name="P4"><text:s/>You like your systems to be as robust as possible and like to practice chaos engineering to <text:span text:style-name="T4">identify potential risks</text:span> - </text:p>
      <text:p text:style-name="P4"/>
      <text:p text:style-name="P4">You improve existing <text:span text:style-name="T4">CI/CD pipelines by replacing or updating existing processes</text:span> - </text:p>
      <text:p text:style-name="P4"/>
      <text:p text:style-name="P4">You are experienced with at least one <text:span text:style-name="T4">scripting language (Python, Golang,) </text:span>- </text:p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2:49:35.265000000</meta:creation-date>
    <dc:date>2022-09-29T13:21:58.910000000</dc:date>
    <meta:editing-duration>PT22M12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7" meta:word-count="146" meta:character-count="914" meta:non-whitespace-character-count="765"/>
  </office:meta>
</office:document-meta>
</file>